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197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to implement artist and label drop down in new ui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alignment and issue</text:p>
          </table:table-cell>
          <table:table-cell table:style-name="ce6" office:value-type="float" office:value="3.3">
            <text:p>3.30</text:p>
          </table:table-cell>
          <table:table-cell table:style-name="ce11" office:value-type="string">
            <text:p>solve all other alignment issue related to button implement and there was an impact regarding sorting applied on artist listing page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artist and label drop-down box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discussed the alignment of drop down with snehal and arvind then implement the new enhancement with j query functionality and then fix the alignment issue and then finally implement the functionality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19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6T19:55:00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16" meta:object-count="0"/>
  </office:meta>
</office:document-meta>
</file>